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CAA6F977.jpg" manifest:media-type=""/>
  <manifest:file-entry manifest:full-path="Pictures/100000000000008A0000004430D45C94.jpg" manifest:media-type=""/>
  <manifest:file-entry manifest:full-path="Pictures/1000000000000190000001917BBA5FD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6cm" table:align="margins" style:writing-mode="lr-tb"/>
    </style:style>
    <style:style style:name="Tabela1.A" style:family="table-column">
      <style:table-column-properties style:column-width="8.001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fo:font-weight="bold" style:font-weight-asian="bold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style:text-autospace="none"/>
      <style:text-properties style:use-window-font-color="true" fo:font-weight="bold" officeooo:paragraph-rsid="001826ad" style:font-weight-asian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use-window-font-color="true" fo:font-weight="bold" officeooo:paragraph-rsid="001826ad" style:font-weight-asian="bold"/>
    </style:style>
    <style:style style:name="P11" style:family="paragraph" style:parent-style-name="Standard" style:master-page-name="Standard">
      <style:paragraph-properties fo:text-align="center" style:justify-single-word="false" style:page-number="auto" style:text-autospace="none"/>
      <style:text-properties style:use-window-font-color="true" fo:font-weight="bold" officeooo:paragraph-rsid="001826ad" style:font-weight-asian="bold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1826a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officeooo:rsid="001826a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CÁLCULO DE GRU - PORTARIA 80</text:span></text:p>
      <text:p text:style-name="P10"><text:span text:style-name="T6"/></text:p>
      <text:p text:style-name="P10"><text:span text:style-name="T6"/></text:p>
      <text:p text:style-name="P9"/>
      <text:p text:style-name="P9"/>
      <text:p text:style-name="P9"/>
      <text:p text:style-name="P9"/>
      <text:p text:style-name="P9">{{ memorando.tbdocumentobase.id }}/2014 <text:s text:c="8"/></text:p>
      <text:p text:style-name="P9">{{ memorando.nmlocal }}, {{ dia }} de {{ mes }} de {{ ano }}.</text:p>
      <text:p text:style-name="P7">{{ memorando.nmdestinatario }}</text:p>
      <text:p text:style-name="P8">Assunto:<text:span text:style-name="T3"> </text:span><text:span text:style-name="T4">{{ memorando.nmassunto }}</text:span></text:p>
      <text:p text:style-name="P8">{{ memorando.nmmensagem }}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3"><text:span text:style-name="T6">VALORES</text:span></text:p>
          </table:table-cell>
          <table:table-cell table:style-name="Tabela1.B1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complex="Calibri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fo:font-weight="bold" style:font-weight-asian="bold"/>
    </style:style>
    <style:style style:name="WW8Num2z0" style:family="text">
      <style:text-properties fo:font-weight="bold" style:font-weight-asian="bold"/>
    </style:style>
    <style:style style:name="WW8Num3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Corpo_20_de_20_texto_20_2_20_Char" style:display-name="Corpo de texto 2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Acrônimo_20_HTML" style:display-name="Acrônimo HTML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4.3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4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8.18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45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7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21.99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3.2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4.5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MA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CAA6F977.jpg" xlink:type="simple" xlink:show="embed" xlink:actuate="onLoad"/></draw:frame> <text:s text:c="94"/><text:span text:style-name="MT1"><draw:frame draw:style-name="Mfr1" draw:name="figuras2" text:anchor-type="as-char" svg:width="2.912cm" svg:height="1.434cm" draw:z-index="1"><draw:image xlink:href="Pictures/100000000000008A0000004430D45C94.jpg" xlink:type="simple" xlink:show="embed" xlink:actuate="onLoad"/></draw:frame></text:span> <text:s text:c="88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delvair.rodrigues</meta:initial-creator>
    <meta:creation-date>2014-01-29T16:26:00</meta:creation-date>
    <dc:date>2014-03-28T11:17:34</dc:date>
    <meta:print-date>2013-01-04T16:33:00</meta:print-date>
    <meta:editing-cycles>30</meta:editing-cycles>
    <meta:editing-duration>PT31M29S</meta:editing-duration>
    <meta:generator>LibreOffice/4.0.0.3$MacOSX_x86 LibreOffice_project/53fd80e80f44edd735c18dbc5b6cde811e0a15c</meta:generator>
    <meta:document-statistic meta:table-count="1" meta:image-count="3" meta:object-count="0" meta:page-count="1" meta:paragraph-count="16" meta:word-count="76" meta:character-count="778" meta:non-whitespace-character-count="521"/>
    <meta:user-defined meta:name="Informações 1"/>
    <meta:user-defined meta:name="Informações 2"/>
    <meta:user-defined meta:name="Informações 3"/>
    <meta:user-defined meta:name="Informações 4"/>
  </office:meta>
</office:document-meta>
</file>